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MS ??'" style:font-family-generic="modern"/>
    <style:font-face style:name="Courier New1" svg:font-family="'Courier New'" style:font-family-generic="modern" style:font-pitch="fixed"/>
    <style:font-face style:name="SimSun" svg:font-family="SimSun,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8.581cm" table:align="center" style:writing-mode="lr-tb"/>
    </style:style>
    <style:style style:name="Tabla1.A" style:family="table-column">
      <style:table-column-properties style:column-width="1.27cm"/>
    </style:style>
    <style:style style:name="Tabla1.B" style:family="table-column">
      <style:table-column-properties style:column-width="4.128cm"/>
    </style:style>
    <style:style style:name="Tabla1.C" style:family="table-column">
      <style:table-column-properties style:column-width="1.588cm"/>
    </style:style>
    <style:style style:name="Tabla1.D" style:family="table-column">
      <style:table-column-properties style:column-width="1.596cm"/>
    </style:style>
    <style:style style:name="Tabla1.1" style:family="table-row">
      <style:table-row-properties style:min-row-height="0.423cm" fo:keep-together="always"/>
    </style:style>
    <style:style style:name="Tabla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la1.B1" style:family="table-cell">
      <style:table-cell-properties style:vertical-align="middle" fo:padding-left="0.191cm" fo:padding-right="0.191cm" fo:padding-top="0cm" fo:padding-bottom="0cm" fo:border="0.25pt solid #000000" style:writing-mode="lr-tb"/>
    </style:style>
    <style:style style:name="Tabla1.A2"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1.3" style:family="table-row">
      <style:table-row-properties style:min-row-height="0.564cm" fo:keep-together="auto"/>
    </style:style>
    <style:style style:name="P1" style:family="paragraph" style:parent-style-name="Standard">
      <style:paragraph-properties style:snap-to-layout-grid="false"/>
      <style:text-properties fo:font-size="8pt" style:font-size-asian="8pt" style:font-size-complex="8pt"/>
    </style:style>
    <style:style style:name="P2" style:family="paragraph" style:parent-style-name="paper_20_title"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name-asian="Times New Roman" style:font-style-asian="italic"/>
    </style:style>
    <style:style style:name="T4" style:family="text">
      <style:text-properties fo:font-style="italic" fo:font-weight="normal" style:font-style-asian="italic" style:font-weight-asian="normal"/>
    </style:style>
    <style:style style:name="T5" style:family="text">
      <style:text-properties style:font-name-asian="Times New Roman"/>
    </style:style>
    <style:style style:name="T6" style:family="text">
      <style:text-properties fo:font-weight="normal" style:font-weight-asian="normal"/>
    </style:style>
    <style:style style:name="T7" style:family="text">
      <style:text-properties style:font-name="Symbol" fo:font-style="italic" style:font-style-asian="italic" style:font-name-complex="Symbol" style:font-style-complex="italic"/>
    </style:style>
    <style:style style:name="T8" style:family="text">
      <style:text-properties style:text-position="sub 58%"/>
    </style:style>
    <style:style style:name="T9" style:family="text">
      <style:text-properties fo:font-style="normal" style:font-style-asian="normal" style:font-style-complex="normal"/>
    </style:style>
    <style:style style:name="T10" style:family="text">
      <style:text-properties style:text-position="super 58%"/>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Sect1" style:family="section">
      <style:section-properties style:writing-mode="lr-tb" style:editable="false">
        <style:columns fo:column-count="2">
          <style:column style:rel-width="5061*" fo:start-indent="0cm" fo:end-indent="0.635cm"/>
          <style:column style:rel-width="5061*"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7*" fo:start-indent="0.318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stema de Reproducción de MP3</text:p>
      <text:p text:style-name="paper_20_subtitle">Usando GStreamer y Qt</text:p>
      <text:p text:style-name="Standard"/>
      <text:section text:style-name="Sect1" text:name="Sección1">
        <text:p text:style-name="Author">Authors Name/s per 1st Affiliation <text:span text:style-name="T2">(Author)</text:span></text:p>
        <text:p text:style-name="Affiliation">line 1 (of <text:span text:style-name="T2">Affiliation</text:span>): dept. name of organization</text:p>
        <text:p text:style-name="Affiliation">line 2: name of organization, acronyms acceptable</text:p>
        <text:p text:style-name="Affiliation">line 3: City, Country</text:p>
        <text:p text:style-name="Affiliation">line 4: e-mail address if desired</text:p>
        <text:p text:style-name="Author">Authors Name/s per 2nd Affiliation <text:span text:style-name="T2">(Author)</text:span></text:p>
        <text:p text:style-name="Affiliation">line 1 (of <text:span text:style-name="T2">Affiliation</text:span>): dept. name of organization</text:p>
        <text:p text:style-name="Affiliation">line 2: name of organization, acronyms acceptable</text:p>
        <text:p text:style-name="Affiliation">line 3: City, Country</text:p>
        <text:p text:style-name="Affiliation">line 4: e-mail address if desired</text:p>
      </text:section>
      <text:section text:style-name="Sect2" text:name="Sección2">
        <text:p text:style-name="Affiliation"/>
        <text:p text:style-name="Standard"/>
      </text:section>
      <text:section text:style-name="Sect3" text:name="Sección3">
        <text:p text:style-name="Abstract"><text:span text:style-name="T2">Abstract</text:span>—This document consist a explication about how to implement a MP3 reproducer in a beagle board system and <text:s/>a implement a communication UDP between PC computer and beagle board. <text:s/></text:p>
        <text:p text:style-name="key_20_words">Keywords—beagle board; UDP; GStreamer; MP3; Aplicación<text:span text:style-name="T6">.</text:span></text:p>
        <text:h text:style-name="Heading_20_1" text:outline-level="1"><text:span text:style-name="T5"><text:s/></text:span>Introduccion </text:h>
        <text:p text:style-name="Text_20_body">This template, modified in MS Word 2003 and saved as “Word 97-2003 &amp; 6.0/95 – RTF”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h text:style-name="Heading_20_1" text:outline-level="1">UDP</text:h>
        <text:h text:style-name="Heading_20_2" text:outline-level="2">Selecting a Template (Heading 2)</text:h>
        <text:p text:style-name="Text_20_body">First, confirm that you have the correct template for your paper size. This template has been tailored for output on the US-letter paper size. If you are using A4-sized paper, please close this file and download the file for “MSW_A4_format”.</text:p>
        <text:h text:style-name="Heading_20_2" text:outline-level="2">Maintaining the Integrity of the Specifications</text:h>
        <text:p text:style-name="Text_20_body"><draw:frame draw:style-name="fr1" draw:name="Marco1" text:anchor-type="paragraph" svg:x="1.531cm" svg:y="25.402cm" draw:z-index="0"><draw:text-box fo:min-height="0.37cm" fo:min-width="0cm"><text:p text:style-name="sponsors">Identify applicable sponsor/s here. If no sponsors, delete this text box. <text:span text:style-name="T1">(sponsors)</text:span></text:p></draw:text-box></draw:frame>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h text:style-name="Heading_20_1" text:outline-level="1">Reproductor MP3</text:h>
        <text:p text:style-name="Text_20_body">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Text_20_body">Finally, complete content and organizational editing before formatting. Please take note of the following items when proofreading spelling and grammar:</text:p>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656204317" text:style-name="WW8Num3">
          <text:list-item>
            <text:p text:style-name="bullet_20_list">Use either SI (MKS) or CGS as primary units. (SI units are encouraged.) English units may be used as secondary units (in parentheses). An exception would be the use of English units as identifiers in trade, such as “3.5-inch disk drive”.</text:p>
          </text:list-item>
          <text:list-item>
            <text:p text:style-name="bullet_20_list">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bullet_20_list">Do not mix complete spellings and abbreviations of units: “Wb/m2” or “webers per square meter”, not “webers/m2”. <text:s/>Spell out units when they appear in text: “. . . a few henries”, not “. . . a few H”.</text:p>
          </text:list-item>
          <text:list-item>
            <text:p text:style-name="bullet_20_list">Use a zero before decimal points: “0.25”, not “.25”. Use “cm3”, not “cc”. (<text:span text:style-name="T2">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ext:soft-page-break/>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equation"><text:tab/><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xml:id="list198184354" text:continue-numbering="true" text:style-name="WW8Num3">
          <text:list-item>
            <text:p text:style-name="bullet_20_list">The word “data” is plural, not singular.</text:p>
          </text:list-item>
          <text:list-item>
            <text:p text:style-name="bullet_20_list">The subscript for the permeability of vacuum <text:span text:style-name="T7"></text:span><text:span text:style-name="T8">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h text:style-name="Heading_20_1"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h text:style-name="Heading_20_3" text:outline-level="3">For author/s of only one affiliation (Heading 3): <text:span text:style-name="T9">To change the default, adjust the template as follows.</text:span></text:h>
        <text:h text:style-name="Heading_20_4" text:outline-level="4">Selection (Heading 4): <text:span text:style-name="T9">Highlight all author and affiliation lines.</text:span></text:h>
        <text:h text:style-name="Heading_20_4" text:outline-level="4">Change number of columns: <text:span text:style-name="T9">Select the Columns icon from the MS Word Standard toolbar and then select “1 Column” from the selection palette.</text:span></text:h>
        <text:h text:style-name="Heading_20_4" text:outline-level="4">Deletion: <text:span text:style-name="T9">Delete the author and affiliation lines for the second affiliation.</text:span></text:h>
        <text:h text:style-name="Heading_20_4" text:outline-level="4">For author/s of more than two affiliations: <text:span text:style-name="T9">To change the default, adjust the template as follows.</text:span></text:h>
        <text:h text:style-name="Heading_20_4" text:outline-level="4">Selection: <text:span text:style-name="T9">Highlight all author and affiliation lines.</text:span></text:h>
        <text:h text:style-name="Heading_20_4" text:outline-level="4">Change number of columns: <text:span text:style-name="T9">Select the “Columns” icon from the MS Word Standard toolbar and then select “1 Column” from the selection palette.</text:span></text:h>
        <text:h text:style-name="Heading_20_4" text:outline-level="4">Highlight author and affiliation lines of affiliation 1 and copy this selection.</text:h>
        <text:h text:style-name="Heading_20_4" text:outline-level="4">Formatting: <text:span text:style-name="T9">Insert one hard return immediately after the last character of the last affiliation line. Then paste down the copy of affiliation 1. Repeat as necessary for each additional affiliation.</text:span></text:h>
        <text:h text:style-name="Heading_20_4" text:outline-level="4">Reassign number of columns: <text:span text:style-name="T9">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h text:style-name="Heading_20_2" text:outline-level="2"><text:soft-page-break/>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Heading_20_3" text:outline-level="3">Positioning Figures and Tables: <text:span text:style-name="T9">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xml:id="list1088385393" text:style-name="WW8Num8">
          <text:list-item>
            <text:p text:style-name="table_20_head">Table Type Styles</text:p>
          </text:list-item>
        </text:list>
        <table:table table:name="Tabla1" table:style-name="Tabla1">
          <table:table-column table:style-name="Tabla1.A"/>
          <table:table-column table:style-name="Tabla1.B"/>
          <table:table-column table:style-name="Tabla1.C"/>
          <table:table-column table:style-name="Tabla1.D"/>
          <table:table-header-rows>
            <table:table-row table:style-name="Tabla1.1">
              <table:table-cell table:style-name="Tabla1.A1" table:number-rows-spanned="2" office:value-type="string">
                <text:p text:style-name="table_20_col_20_head">Table Head</text:p>
              </table:table-cell>
              <table:table-cell table:style-name="Tabla1.B1" table:number-columns-spanned="3" office:value-type="string">
                <text:p text:style-name="table_20_col_20_head">Table Column Head</text:p>
              </table:table-cell>
              <table:covered-table-cell/>
              <table:covered-table-cell/>
            </table:table-row>
            <table:table-row table:style-name="Tabla1.1">
              <table:covered-table-cell/>
              <table:table-cell table:style-name="Tabla1.A1" office:value-type="string">
                <text:p text:style-name="table_20_col_20_subhead">Table column subhead</text:p>
              </table:table-cell>
              <table:table-cell table:style-name="Tabla1.A1" office:value-type="string">
                <text:p text:style-name="table_20_col_20_subhead">Subhead</text:p>
              </table:table-cell>
              <table:table-cell table:style-name="Tabla1.B1" office:value-type="string">
                <text:p text:style-name="table_20_col_20_subhead">Subhead</text:p>
              </table:table-cell>
            </table:table-row>
          </table:table-header-rows>
          <table:table-row table:style-name="Tabla1.3">
            <table:table-cell table:style-name="Tabla1.A1" office:value-type="string">
              <text:p text:style-name="table_20_copy">copy</text:p>
            </table:table-cell>
            <table:table-cell table:style-name="Tabla1.A1" office:value-type="string">
              <text:p text:style-name="table_20_copy">More table copy<text:span text:style-name="T10">a</text:span></text:p>
            </table:table-cell>
            <table:table-cell table:style-name="Tabla1.A1" office:value-type="string">
              <text:p text:style-name="P1"/>
            </table:table-cell>
            <table:table-cell table:style-name="Tabla1.B1" office:value-type="string">
              <text:p text:style-name="P1"/>
            </table:table-cell>
          </table:table-row>
        </table:table>
        <text:p text:style-name="table_20_footnote">a. Sample of a Table footnote. <text:span text:style-name="T1">(Table footnote)</text:span></text:p>
        <text:p text:style-name="Standard"/>
        <text:list xml:id="list445259049" text:style-name="WW8Num7">
          <text:list-item>
            <text:p text:style-name="figure_20_caption"><draw:frame draw:style-name="fr2" draw:name="Marco2" text:anchor-type="char" svg:x="-0.012cm" svg:y="0.155cm" svg:width="8.915cm" svg:height="3.2cm" draw:z-index="1"><draw:text-box><text:p text:style-name="Text_20_body">We suggest that you use a text box to insert a graphic (which is ideally a 300 dpi TIFF or EPS file, with all fonts embedded) because, in an MSW document, this method is somewhat more stable than directly inserting a picture.</text:p><text:p text:style-name="Text_20_body">To have non-visible rules on your frame, use the MSWord “Format” pull-down menu, select Text Box &gt; Colors and Lines to choose No Fill and No Line.</text:p></draw:text-box></draw:frame>Example of a figure caption. <text:span text:style-name="T2">(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p text:style-name="Heading_20_5">Acknowledgment <text:span text:style-name="T2">(Heading 5)</text:span></text:p>
        <text:p text:style-name="Text_20_body">The preferred spelling of the word “acknowledgment” in America is without an “e” after the “g”. Avoid the stilted expression, “One of us (R. B. G.) thanks . . .” <text:s/>Instead, try “R. B. G. thanks”. Put sponsor acknowledgments in the unnum-bered footnote on the first page.</text:p>
        <text:p text:style-name="Heading_20_5">References</text:p>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 .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278549347" text:style-name="WW8Num6">
          <text:list-item>
            <text:p text:style-name="references">G. Eason, B. Noble, and I. N. Sneddon, “On certain integrals of Lipschitz-Hankel type involving products of Bessel functions,” Phil. Trans. Roy. Soc. London, vol. A247, pp. 529–551, April 1955. <text:span text:style-name="T2">(references)</text:span></text:p>
          </text:list-item>
          <text:list-item>
            <text:p text:style-name="references">J. Clerk Maxwell, A Treatise on Electricity and Magnetism, 3rd ed., vol. 2. Oxford: Clarendon, 1892, pp.68–73.</text:p>
          </text:list-item>
          <text:list-item>
            <text:p text:style-name="references">I. S. Jacobs and C. P. Bean, “Fine particles, thin films and exchange anisotropy,” in Magnetism, vol. III, G. T. Rado and H. Suhl, Eds. New York: Academic, 1963, pp. 271–350.</text:p>
          </text:list-item>
          <text:list-item>
            <text:p text:style-name="references">K. Elissa, “Title of paper if known,” unpublished.</text:p>
          </text:list-item>
          <text:list-item>
            <text:p text:style-name="references">R. Nicole, “Title of paper with only first word capitalized,” J. Name Stand. Abbrev., in press.</text:p>
          </text:list-item>
          <text:list-item>
            <text:p text:style-name="references">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cció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MS ??'" style:font-family-generic="modern"/>
    <style:font-face style:name="Courier New1" svg:font-family="'Courier New'" style:font-family-generic="modern" style:font-pitch="fixed"/>
    <style:font-face style:name="SimSun" svg:font-family="SimSun,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100%"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100%" fo:margin-left="0.508cm" fo:margin-right="0cm" fo:margin-top="0.212cm" fo:margin-bottom="0.106cm" fo:text-align="start" style:justify-single-word="false" fo:keep-together="always" fo:text-indent="-0.508cm" style:auto-text-indent="false" fo:keep-with-next="alway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cm" fo:margin-right="0cm" fo:line-height="0.423cm" fo:text-align="justify" style:justify-single-word="false" fo:text-indent="0.318cm" style:auto-text-indent="false">
        <style:tab-stops>
          <style:tab-stop style:position="0.953cm"/>
        </style:tab-stops>
      </style:paragraph-properties>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cm" fo:margin-right="0cm" fo:margin-top="0.071cm" fo:margin-bottom="0.071cm" fo:text-align="justify" style:justify-single-word="false" fo:text-indent="0.635cm" style:auto-text-indent="false">
        <style:tab-stops>
          <style:tab-stop style:position="1.27cm"/>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none"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100%"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ext-propertie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footnote" style:family="paragraph" style:list-style-name="WW8Num2">
      <style:paragraph-properties fo:margin-top="0cm" fo:margin-bottom="0.071cm" fo:orphans="2" fo:widows="2"/>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100%"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none"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none"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none" style:country-asian="none" style:font-name-complex="Times New Roman" style:font-size-complex="24pt" style:language-complex="ar" style:country-complex="SA"/>
    </style:style>
    <style:style style:name="references" style:family="paragraph" style:list-style-name="WW8Num6">
      <style:paragraph-properties fo:margin-top="0cm" fo:margin-bottom="0.088cm" fo:line-height="0.318cm" fo:text-align="justify" style:justify-single-word="false" fo:orphans="2" fo:widows="2"/>
      <style:text-properties style:use-window-font-color="true" style:font-name="Times New Roman" fo:font-size="8pt" fo:language="en" fo:country="US" style:font-name-asian="MS Mincho" style:font-size-asian="8pt" style:language-asian="none" style:country-asian="none" style:font-name-complex="Times New Roman" style:font-size-complex="8pt" style:language-complex="ar" style:country-complex="SA"/>
    </style:style>
    <style:style style:name="sponsors" style:family="paragraph">
      <style:paragraph-properties fo:margin="100%"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ext-properties fo:font-variant="small-caps" style:use-window-font-color="true" style:font-name="Times New Roman" fo:font-size="8pt" fo:language="en" fo:country="US" style:font-name-asian="SimSun" style:font-size-asian="8pt" style:language-asian="none"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75cm" fo:margin-right="1.57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creation-date>2013-10-05T09:34:55</meta:creation-date>
    <dc:date>2013-10-05T10:55:37</dc:date>
    <meta:editing-cycles>3</meta:editing-cycles>
    <meta:editing-duration>P2171DT10H21M6S</meta:editing-duration>
    <meta:document-statistic meta:table-count="1" meta:image-count="0" meta:object-count="0" meta:page-count="3" meta:paragraph-count="97" meta:word-count="2384" meta:character-count="14339" meta:non-whitespace-character-count="12104"/>
    <meta:generator>LibreOffice/3.5$Linux_x86 LibreOffice_project/350m1$Build-2</meta:generator>
    <meta:user-defined meta:name="Información 1"/>
    <meta:user-defined meta:name="Información 2"/>
    <meta:user-defined meta:name="Información 3"/>
    <meta:user-defined meta:name="Información 4"/>
  </office:meta>
</office:document-meta>
</file>